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09.25pt"/>
    </style:style>
    <style:style style:name="co2" style:family="table-column">
      <style:table-column-properties fo:break-before="auto" style:column-width="230.26pt"/>
    </style:style>
    <style:style style:name="co3" style:family="table-column">
      <style:table-column-properties fo:break-before="auto" style:column-width="375pt"/>
    </style:style>
    <style:style style:name="co4" style:family="table-column">
      <style:table-column-properties fo:break-before="auto" style:column-width="188.25pt"/>
    </style:style>
    <style:style style:name="co5" style:family="table-column">
      <style:table-column-properties fo:break-before="auto" style:column-width="228.76pt"/>
    </style:style>
    <style:style style:name="co6" style:family="table-column">
      <style:table-column-properties fo:break-before="auto" style:column-width="94.51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101.25pt"/>
    </style:style>
    <style:style style:name="co10" style:family="table-column">
      <style:table-column-properties fo:break-before="auto" style:column-width="85.49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08.74pt"/>
    </style:style>
    <style:style style:name="co13" style:family="table-column">
      <style:table-column-properties fo:break-before="auto" style:column-width="153.01pt"/>
    </style:style>
    <style:style style:name="co14" style:family="table-column">
      <style:table-column-properties fo:break-before="auto" style:column-width="232.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106.5pt"/>
    </style:style>
    <style:style style:name="co17" style:family="table-column">
      <style:table-column-properties fo:break-before="auto" style:column-width="138.76pt"/>
    </style:style>
    <style:style style:name="co18" style:family="table-column">
      <style:table-column-properties fo:break-before="auto" style:column-width="131.24pt"/>
    </style:style>
    <style:style style:name="co19" style:family="table-column">
      <style:table-column-properties fo:break-before="auto" style:column-width="54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05pt" fo:break-before="auto" style:use-optimal-row-height="false"/>
    </style:style>
    <style:style style:name="ta1" style:family="table" style:master-page-name="PageStyle_5f_Organisations">
      <style:table-properties table:display="true" style:writing-mode="lr-tb"/>
    </style:style>
    <style:style style:name="ta2" style:family="table" style:master-page-name="PageStyle_5f_OrganisationalHierarchy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ganis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>
            <text:p>Organisation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_en</text:p>
          </table:table-cell>
          <table:table-cell table:style-name="ce6" office:value-type="string" calcext:value-type="string">
            <text:p>Name_translated</text:p>
          </table:table-cell>
          <table:table-cell table:style-name="ce6" office:value-type="string" calcext:value-type="string">
            <text:p>Profile_en</text:p>
          </table:table-cell>
          <table:table-cell table:style-name="ce6" office:value-type="string" calcext:value-type="string">
            <text:p>Profile_translated</text:p>
          </table:table-cell>
          <table:table-cell table:style-name="ce6" office:value-type="string" calcext:value-type="string">
            <text:p>AddressLInes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GeoLocationPoint</text:p>
          </table:table-cell>
          <table:table-cell table:style-name="ce6" office:value-type="string" calcext:value-type="string">
            <text:p>PhoneNumber</text:p>
          </table:table-cell>
          <table:table-cell table:style-name="ce6" office:value-type="string" calcext:value-type="string">
            <text:p>FaxNumber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WebsiteURL_en</text:p>
          </table:table-cell>
          <table:table-cell table:style-name="ce6" office:value-type="string" calcext:value-type="string">
            <text:p>WebsiteURL_translated</text:p>
          </table:table-cell>
          <table:table-cell table:style-name="ce1" office:value-type="string" calcext:value-type="string">
            <text:p>StartDate</text:p>
          </table:table-cell>
          <table:table-cell table:style-name="ce6" office:value-type="string" calcext:value-type="string">
            <text:p>EndDate</text:p>
          </table:table-cell>
          <table:table-cell table:style-name="ce6" office:value-type="string" calcext:value-type="string">
            <text:p>Visibilit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 unique identifier for departments, schools and institutions</text:p>
          </table:table-cell>
          <table:table-cell table:style-name="ce4" office:value-type="string" calcext:value-type="string">
            <text:p>use the "Organisation unit types" values from the CLASSIFICATIONS tab; a default type can be selected when importing your data if one is not provided in the spreadsheet.</text:p>
          </table:table-cell>
          <table:table-cell table:style-name="ce4" office:value-type="string" calcext:value-type="string">
            <text:p>name of the department, school or institution in English</text:p>
          </table:table-cell>
          <table:table-cell table:style-name="ce4" office:value-type="string" calcext:value-type="string">
            <text:p>name in non-English language (if applicable)</text:p>
          </table:table-cell>
          <table:table-cell table:number-columns-repeated="2" table:style-name="ce4" office:value-type="string" calcext:value-type="string">
            <text:p>free text field for description or mission statement of the particular organisation unit</text:p>
          </table:table-cell>
          <table:table-cell table:style-name="ce4" table:number-columns-repeated="5"/>
          <table:table-cell table:style-name="ce7" office:value-type="string" calcext:value-type="string">
            <text:p> Organisation unit’s email address</text:p>
          </table:table-cell>
          <table:table-cell table:style-name="ce7" office:value-type="string" calcext:value-type="string">
            <text:p> Web address in English</text:p>
          </table:table-cell>
          <table:table-cell table:style-name="ce7" office:value-type="string" calcext:value-type="string">
            <text:p> Web address in non-English if necessary</text:p>
          </table:table-cell>
          <table:table-cell table:style-name="ce4" office:value-type="string" calcext:value-type="string">
            <text:p>a default start date can be entered when importing the data if this information is not known</text:p>
          </table:table-cell>
          <table:table-cell table:style-name="ce4"/>
          <table:table-cell table:style-name="ce4" office:value-type="string" calcext:value-type="string">
            <text:p>indicates whether this organisational unit should be displayed on the application. Use the "Visibility" values from the LISTS tab.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university</text:p>
          </table:table-cell>
          <table:table-cell table:style-name="ce3" office:value-type="string" calcext:value-type="string">
            <text:p>University of Minnesota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college</text:p>
          </table:table-cell>
          <table:table-cell table:style-name="ce5" office:value-type="string" calcext:value-type="string">
            <text:p>Pharmacy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KYQFHCA</text:p>
          </table:table-cell>
          <table:table-cell table:style-name="ce3" office:value-type="string" calcext:value-type="string">
            <text:p>department</text:p>
          </table:table-cell>
          <table:table-cell table:style-name="ce5" office:value-type="string" calcext:value-type="string">
            <text:p>Pharmaceutical Care and Health System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FUSWHQ</text:p>
          </table:table-cell>
          <table:table-cell table:style-name="ce3" office:value-type="string" calcext:value-type="string">
            <text:p>department</text:p>
          </table:table-cell>
          <table:table-cell table:style-name="ce5" office:value-type="string" calcext:value-type="string">
            <text:p>Medicinal Chemistry and Pharmacognos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MIXAQE</text:p>
          </table:table-cell>
          <table:table-cell table:style-name="ce3" office:value-type="string" calcext:value-type="string">
            <text:p>department</text:p>
          </table:table-cell>
          <table:table-cell table:style-name="ce5" office:value-type="string" calcext:value-type="string">
            <text:p>Duluth Pharmacy Program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GOAWGHVDWH</text:p>
          </table:table-cell>
          <table:table-cell table:style-name="ce3" office:value-type="string" calcext:value-type="string">
            <text:p>department</text:p>
          </table:table-cell>
          <table:table-cell table:style-name="ce5" office:value-type="string" calcext:value-type="string">
            <text:p>Experimental and Clinical Pharmac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YCQQ</text:p>
          </table:table-cell>
          <table:table-cell table:style-name="ce3" office:value-type="string" calcext:value-type="string">
            <text:p>department</text:p>
          </table:table-cell>
          <table:table-cell table:style-name="ce5" office:value-type="string" calcext:value-type="string">
            <text:p>Professional Educ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FMRWWHKT</text:p>
          </table:table-cell>
          <table:table-cell table:style-name="ce3" office:value-type="string" calcext:value-type="string">
            <text:p>department</text:p>
          </table:table-cell>
          <table:table-cell table:style-name="ce5" office:value-type="string" calcext:value-type="string">
            <text:p>Pharmacy Research and Graduate Educ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RQNKVP</text:p>
          </table:table-cell>
          <table:table-cell table:style-name="ce3" office:value-type="string" calcext:value-type="string">
            <text:p>department</text:p>
          </table:table-cell>
          <table:table-cell table:style-name="ce5" office:value-type="string" calcext:value-type="string">
            <text:p>Pharmaceut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BJZBRPJTMP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harmacy Clinical Affair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IYZANEF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Therapeutics Discovery and Development Institut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EKSZSRY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oP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OSDXZAKBOAS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harmacy Residency Program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FBDNVXQBC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 for Leading Healthcare Chang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Food, Agricultural &amp; Natural Resource Sciences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LKZLWUWMFHFO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ntom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KTNYTRWS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Forest Resour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LWZCG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gronomy and Plant Genet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XKKAKNMLP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pplied Econom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XLQHLYMGVE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ell Museum of Natural Histo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KQJSXVXXLS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esearch and Outreach Centers (CFANS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LETYGZ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lant Path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IPTHQRC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products and Biosystems Engineer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MSBAGX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nimal Scie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JPAUKII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Horticultural Scie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ZSFOYWMMDTB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Food Science and Nutri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FWLVHMGR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Fisheries, Wildlife, and Conservation B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RHOTGGZAQ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FANS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BMLRSHGYH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oil, Water, and Climat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KNWGPPBO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andscape Arboretum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NNPOSCT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gricultural Educ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NFPFLZU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Water Resources Center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Science &amp; Engineering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CPXSHCI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HRBIHRB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arth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MHPGCBVTZRRE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medical Engineer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WGQGROEHP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omputer Science and Engineer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OWZT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History of Science and Techn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FYAOYMNYX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chanical Engineer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TQFKMQEJM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hemical Engineering and Materials Scie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XEENAPIHECP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ivil, Environmental, and Geo Engineer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GKNDIT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lectrical and Computer Engineer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URKAV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hemist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OGBVRFLJD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hysics and Astronom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OTITWQGTZ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s and Facilit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CFMWB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dustrial and Systems Engineer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UOWOFJKFT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erospace Engineering and Mechan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VAANYLJY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SENG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Medical School - Twin Cities Campu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GLMQKYU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General Internal Medici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QKBIAOYLYFI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chemistry, Molecular Biology, Biophys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SSKOZ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Family Medicine and Community Health (TMED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KDPLVKBRNWDZM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sychiat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GVX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Cardiology Divis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ETNQM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Neonat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RFJNGKBIR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Pulmonary, Allergy, Critical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MNKRRB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Blood/Marrow Transpla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UZCMRWWJ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rthopaedic Surge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DNYEHZD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Gastro, Hepatology, Nutrition Divis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IBJLPM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Pediatric Card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SHZNEVIG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Neur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YOFB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phthalm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LZBUGXNDDS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Hematology, Oncology, Transpla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IMELQDECI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nesthes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PZZYU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TMED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GYBLAXO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Administr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OGXDLKXSGLXL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Genetics and Metabolism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NLFYZLQ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urge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EIFKJGUY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bstetrics, Gynecology and Women's Health - Onc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BXN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tolaryng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KBORVIBE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Neurosurge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WANTHJVJ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aboratory Medicine and Path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OWCYCHU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ad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OVMGG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tegrative Biology and Phys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ZWR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adiation Onc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IGYPNYBHKQXF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icrob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USJJESDRV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Infectious Disease and International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UGPHKPZ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Endocrine and Diabetes Divis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OLQQNOVD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General Pediatr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SGMGHAI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Rheumatology Divis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FAQDTV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mergency Medici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LLIXEDTW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Urologic Surge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XWNEIECKH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Neuropsych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GNLELGZYJXC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enetics, Cell Biology and Development (TMED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HLQIRLFIQ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hysical Medicine and Rehabilit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UWGXVOIJT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Rheumatic and Autoimmu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RWXKUC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Veteran's Administration Medical Center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EWROBM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harmac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HQICO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Dermat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VAJDEN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Neuroscie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OPMIXG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bstetrics, Gynecology and Women's Health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JNJRKA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Nephr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TZNRSYI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Autism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ARWORDZ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Renal and Hypertension Divis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TFGZUING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Pediatric Critical Car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HMTLCI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Gastro, Hepatology, Nutri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SFA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bstetrics, Gynecology and Women's Health - Administr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IHCVEWOL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Emergency Medici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TXTVOIVWW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stitute for Engineering in Medici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IRDLINOS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bstetrics, Gynecology and Women's Health - Fetal Medici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YAPSRFA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Pediatric Epidem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ZKQZTJK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Hemat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IUDRHGSHPH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International Adop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PPBMYEFT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Global Pediatr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CUTJ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Pulmonary, Aller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WQPEXLN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edicine - Administr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WZQRROU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Endocrine and Diabet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BBPYJNYE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bstetrics, Gynecology and Women's Health - Reproductive Endocrinology and Infertilit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AOCXXUJI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Adolescent Health and Medici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GEYOC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Infectious Diseas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WFEEYD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ediatrics - Hospitalist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ZVJNEOA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Biological Sciences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WCELLHO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cology, Evolution and Behavior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QXWQORJ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chemistry, Molecular Biology, and Biophys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JUSTIWTXRFFIMZ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technology Institut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FCSTW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lant B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ZAKEGW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BS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BJKFPNZN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enetics, Cell Biology and Development (CBS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APFGIRLH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logy Program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DXTQLJKVNQ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Medical School - Duluth Campu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NYGCOPDREU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ehavioral Health and Population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FLIHMPFL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DMED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OATFCFSFZ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medical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WTDIYIJ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Family Medicine and Community Health (DMED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TRGRDZVO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nimal Servi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QWTELAJ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merican Indian and Minority Health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QHCXSBJ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Public Health, School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ZOMQIGWBUIAH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nvironmental Health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WWOKSM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SPH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UNLTG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pidem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IXEZPPAPIRG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Health Policy and Manageme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WAEAVRQKY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ublic Health Practi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ELNBG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statist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Liberal Arts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IHCYTU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conom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DGNJKR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oc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WWPWFJ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nthrop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WXNGXZO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eograph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BIHJRCYWWA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sych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VYAMSN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JOGRF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olitical Scie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ORYSQOANB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tatist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WWMXCPKT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Journalism and Mass Communic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MVLDDKZB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Theatre Arts and Da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BKEOYUC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ommunication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BBQGIFMSWBDJ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LA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CVMRBVUR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peech-Language-Hearing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FHMBZVUXKEG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Histo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UVRQTX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French and Italia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NGLXWMO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sian Languages and Literatur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OEYVJK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r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CNLNLPHHT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merican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XEWTPNHDA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usic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QMQTQBKRZLE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inguist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XLNMOIUW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panish and Portugues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QGXAEFTH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nglish, Language and Literatur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XGGRREFMMU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Writing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GRSWUISFXY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lassical and Near Eastern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FLVWFVDWXDV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rt Histo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BPTQSAE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ender, Women and Sexualit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EERXTGEUIQT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frican-American and African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GAXVR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erman, Scandinavian, and Dutch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XJSTZJ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ultural Studies and Comparative Literatur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NMQGW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merican Indian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QLZFPSVE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hicano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IDE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lobal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Education &amp; Human Development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XGEOSM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rganizational Leadership, Policy and Developme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QHKJLU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Family Social Scie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QVRBLU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urriculum and Instruc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ZBKPOEAJ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ocial Work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DQMICGM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esearch and Outreach Centers (CEHD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XFONYPYD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ducational Psych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BZUCPB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stitute of Child Developme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JVSLEDWOAA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ostsecondary Teaching and Learn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SMOCHKO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EHD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AABQABKM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Kinesi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WLCEAOWFE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stitute on Community Integr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XXEFIABV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Veterinary Medicine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IFCNWP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VM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DDZG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terinary Population Medici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YSSKDNSEQH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terinary and Biomedical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QOCEOMZRYI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terinary Clinical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JBYELS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aptor Center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Carlson School of Manageme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DNGV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arket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BHDWGXML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Fina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TEMOCN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trategic Management and Entrepreneurship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KDVWH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formation and Decision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CTOXRAZYYJJ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s and Institut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IGYZIYJVEYXZ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xecutive Educ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WASOPJEWH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Work and Organization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LUBLFCVJGI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usiness Administration Program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GEVIXBI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ccount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LQLRYFKZ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upply Chain and Operation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HJBGPERGN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SOM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Academic Health Center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IMTNXV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asonic Cancer Center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TQYZRMW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 for Spirituality and Heal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QGMBDOEY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AHC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VSJWSAR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 for Drug Desig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KFIJBT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llied-Occupational Therap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ACSLZDL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 for Bioeth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VBFEHGNPISPV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 for Infectious Diseas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IOEDQJPM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llied-Medical Techn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WMCVEHYGN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BioMedical Health Informat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BVZSLBILGI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 for Translational Medicin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XYVOXD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National Center for Food Protection and Defens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NWXVEYN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enom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WHDPZOIBF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olecular and Cellular Therapeut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DKPQ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Humphrey School of Public Affair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FCQNAX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cademic Program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ASSVEKAFRN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HHH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VZAEMR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esearch and Outreach Centers (HHH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JTMZNYBTP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Women and Public Polic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ZLIRNEIGKR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Law School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MMJCZLY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aw School Academ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GEJGHHFOVYK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aw School Institut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DIJMJSXNBPGX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aw Libra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LEBT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aw Administr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WLZJEBPZX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Dentistry, School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FAUDR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linical Systems Dentistr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JJZUXUORH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Developmental and Surgical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REIX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Diagnostic and Biological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XMLLBQGHS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estorative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VFPEFVGV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DENT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ZDHJHNWC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rimary Dental Car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EYXRZM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Nursing, School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EAB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Nursing Academic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EIJOT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SoN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IEORQNNX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Continuing Education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PBOGPUJX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Professional and Graduate Program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ZBVCIGR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ollege in the School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ZGBZWTLKBRH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CE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Research, Office of the Vice Preside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HESJVSSCMVN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Hormel Institut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CQCSMZB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 for Transportation Stud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BHAMJRQFCLB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upercomputer Institut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VOYAHFEU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OVPR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XAJTWOFC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innesota Population Center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CJBJYTI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stitute on the Environme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GSPRJQAKGVXYX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ffice of the Vice President for Research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YPLOZBSWCX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formatics Institut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BWZUEDOJVGIQGEL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aw School Institutes (OVPR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KLIXTAAXSS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enter for Cognitive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Central Administration &amp; Center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VHJTZUHHWS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raduate School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UXFTBZXLZ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cademic Affairs/Provos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HGANTZAJH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stitute for Advanced Stud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SYKETJXD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Global Programs and Strategy Allianc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CTQQGHAPAXX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Information Techn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GHAGJG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ystem Academic Administr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ZQTJWDSI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Office of the President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QRRZWIZ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University Honors Program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SWSODBVJQA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Extens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NYH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xtension, U of M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KTQDNVXHPZC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University Librari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GMQFNVJKKZI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esearch and Learning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RBSFO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initex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WAMX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Health Science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RQAGRQ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Data and Technology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LXOYXDMHWW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LIB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XRSFFCXQBF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Content and Collections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WVQDRYLQ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Design, College of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BOCH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Design, Housing, and Apparel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IUBTPAGWFO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dministration (CDes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XOIVOFZPSSUUO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Landscape Architectur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HPLWX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Architecture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ODVDLXZLHA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Research and Outreach Centers (CDes)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NVNNMA</text:p>
          </table:table-cell>
          <table:table-cell table:style-name="ce3" office:value-type="string" calcext:value-type="string">
            <text:p>college</text:p>
          </table:table-cell>
          <table:table-cell table:style-name="ce3" office:value-type="string" calcext:value-type="string">
            <text:p>Minnesota Agriculture Experiment St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NIWQIQRQ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Minnesota Agriculture Experiment Station</text:p>
          </table:table-cell>
          <table:table-cell table:style-name="ce3" table:number-columns-repeated="11"/>
          <table:table-cell/>
          <table:table-cell table:style-name="ce3"/>
          <table:table-cell table:style-name="ce3" office:value-type="string" calcext:value-type="string">
            <text:p>public</text:p>
          </table:table-cell>
          <table:table-cell table:number-columns-repeated="1007"/>
        </table:table-row>
        <table:table-row table:style-name="ro1">
          <table:table-cell table:style-name="ce3" table:number-columns-repeated="14"/>
          <table:table-cell/>
          <table:table-cell table:style-name="ce3"/>
          <table:table-cell table:number-columns-repeated="1008"/>
        </table:table-row>
        <table:table-row table:style-name="ro1" table:number-rows-repeated="726">
          <table:table-cell table:style-name="ce3" table:number-columns-repeated="14"/>
          <table:table-cell/>
          <table:table-cell table:style-name="ce3"/>
          <table:table-cell table:number-columns-repeated="100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ganisationalHierarchy" table:style-name="ta2">
        <table:table-column table:style-name="co17" table:default-cell-style-name="Default"/>
        <table:table-column table:style-name="co18" table:default-cell-style-name="Default"/>
        <table:table-column table:style-name="co19" table:number-columns-repeated="24" table:default-cell-style-name="Default"/>
        <table:table-column table:style-name="co16" table:number-columns-repeated="998" table:default-cell-style-name="Default"/>
        <table:table-row table:style-name="ro1">
          <table:table-cell table:style-name="ce3" office:value-type="string" calcext:value-type="string">
            <text:p>ParentOrganisationID</text:p>
          </table:table-cell>
          <table:table-cell table:style-name="ce3" office:value-type="string" calcext:value-type="string">
            <text:p>ChildOrganisationID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ID entered on ORGANISATIONS for that department, school or institution which is the parent of other organizations (level 1)</text:p>
          </table:table-cell>
          <table:table-cell table:style-name="ce9" office:value-type="string" calcext:value-type="string">
            <text:p>ID entered on ORGANISATIONS for that department, school or institution (level 1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KLFLWPR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XFNCCFRHO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LIDFKPVEG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EKTFYIC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TZVJNEO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ADXTQLJKVN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LQHCXSB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CJMMPFFWUT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LLWJGN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PXXEFIAB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DMPRMUHJDW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PEFRYQSXU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AYDKP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YZLIRNEIGK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WLZJEBPZ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MEYXRZ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PIEORQNN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EJZQHI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DOSNCACFES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YSWSODBVJ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LKTQDNVXHPZ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OWVQDRYL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LSGXMKPL</text:p>
          </table:table-cell>
          <table:table-cell table:style-name="ce3" office:value-type="string" calcext:value-type="string">
            <text:p>ZNVNN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GKYQFHC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AFUSWH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EMIXAQ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TGOAWGHVDW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RYCQ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EFMRWWHK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WRQNKV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QBJZBRPJTMP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VIYZANEF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CEKSZSRY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AOSDXZAKBOAS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LFLWPRR</text:p>
          </table:table-cell>
          <table:table-cell table:style-name="ce3" office:value-type="string" calcext:value-type="string">
            <text:p>IFBDNVXQB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BLKZLWUWMFHFO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IKTNYTRWS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BLWZCG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HXKKAKNML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XLQHLYMGV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WKQJSXVXXL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HLETYGZ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BIPTHQRC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NMSBAG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AJPAUKI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GZSFOYWMMDTB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NFWLVHMGR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TRHOTGGZA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LBMLRSHGY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BKNWGPPB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MNNPOSC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FNCCFRHOUQ</text:p>
          </table:table-cell>
          <table:table-cell table:style-name="ce3" office:value-type="string" calcext:value-type="string">
            <text:p>ANFPFLZ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HCPXSHC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IHRBIHR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HMHPGCBVTZR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YWGQGROEH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OOWZ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FFYAOYMNY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OTQFKMQEJ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CXEENAPIHECP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LGKNDI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RURKAV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EOGBVRFLJ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SOTITWQGTZ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GCFMWB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FUOWOFJKFT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DFKPVEGG</text:p>
          </table:table-cell>
          <table:table-cell table:style-name="ce3" office:value-type="string" calcext:value-type="string">
            <text:p>MVAANYLJY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WGLMQKYU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RQKBIAOYLYF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WSSKOZ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SKDPLVKBRNWDZM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TGVX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QETNQ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ORFJNGKBI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YMNKRR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FUZCMRWWJ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BDNYEHZ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SIBJLP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RSHZNEVI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JYOFB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YLZBUGXNDDS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KIMELQDEC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WPZZYU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UGYBLAX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BOGXDLKXSGLX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YNLFYZL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HEIFKJGU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DBXN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HKBORVIB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NWANTHJV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EOWCYCHU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AOVMGG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EZWR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MIGYPNYBHKQXF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CUSJJESDRV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TUGPHKPZ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DOLQQNOV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GSGMGHA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VFAQDTV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TLLIXEDT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XWNEIECK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YGNLELGZYJXC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CHLQIRLFIQ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KUWGXVOIJT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CRWXKUC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ETEWROB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EHQIC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QVAJDE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AOPMIXG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BJNJRKA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ATZNRSYI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FARWORD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JTFGZU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OHMTLCI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USFA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SIHCVEWO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QTXTVOIVW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BIRDLINOS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CYAPSRFA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MZKQZTJK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JIUDRHGSHP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ZPPBMYEFT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ECUT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IWQPEXLN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DWZQRRO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VBBPYJNY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HAOCXXUJ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GGEYOC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KTFYICQ</text:p>
          </table:table-cell>
          <table:table-cell table:style-name="ce3" office:value-type="string" calcext:value-type="string">
            <text:p>OWFEEYD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ZVJNEOA</text:p>
          </table:table-cell>
          <table:table-cell table:style-name="ce3" office:value-type="string" calcext:value-type="string">
            <text:p>MWCELLH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ZVJNEOA</text:p>
          </table:table-cell>
          <table:table-cell table:style-name="ce3" office:value-type="string" calcext:value-type="string">
            <text:p>PQXWQORJ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ZVJNEOA</text:p>
          </table:table-cell>
          <table:table-cell table:style-name="ce3" office:value-type="string" calcext:value-type="string">
            <text:p>FJUSTIWTXRFFIM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ZVJNEOA</text:p>
          </table:table-cell>
          <table:table-cell table:style-name="ce3" office:value-type="string" calcext:value-type="string">
            <text:p>RFCSTW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ZVJNEOA</text:p>
          </table:table-cell>
          <table:table-cell table:style-name="ce3" office:value-type="string" calcext:value-type="string">
            <text:p>NZAKEGW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ZVJNEOA</text:p>
          </table:table-cell>
          <table:table-cell table:style-name="ce3" office:value-type="string" calcext:value-type="string">
            <text:p>MBJKFPNZN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ZVJNEOA</text:p>
          </table:table-cell>
          <table:table-cell table:style-name="ce3" office:value-type="string" calcext:value-type="string">
            <text:p>WAPFGIRLH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XTQLJKVNQ</text:p>
          </table:table-cell>
          <table:table-cell table:style-name="ce3" office:value-type="string" calcext:value-type="string">
            <text:p>LNYGCOPDRE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XTQLJKVNQ</text:p>
          </table:table-cell>
          <table:table-cell table:style-name="ce3" office:value-type="string" calcext:value-type="string">
            <text:p>NFLIHMPF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XTQLJKVNQ</text:p>
          </table:table-cell>
          <table:table-cell table:style-name="ce3" office:value-type="string" calcext:value-type="string">
            <text:p>FOATFCFSFZ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XTQLJKVNQ</text:p>
          </table:table-cell>
          <table:table-cell table:style-name="ce3" office:value-type="string" calcext:value-type="string">
            <text:p>QWTDIYI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XTQLJKVNQ</text:p>
          </table:table-cell>
          <table:table-cell table:style-name="ce3" office:value-type="string" calcext:value-type="string">
            <text:p>KTRGRDZVO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XTQLJKVNQ</text:p>
          </table:table-cell>
          <table:table-cell table:style-name="ce3" office:value-type="string" calcext:value-type="string">
            <text:p>OQWTELA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QHCXSBJ</text:p>
          </table:table-cell>
          <table:table-cell table:style-name="ce3" office:value-type="string" calcext:value-type="string">
            <text:p>WZOMQIGWBUIA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QHCXSBJ</text:p>
          </table:table-cell>
          <table:table-cell table:style-name="ce3" office:value-type="string" calcext:value-type="string">
            <text:p>YWWOKS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QHCXSBJ</text:p>
          </table:table-cell>
          <table:table-cell table:style-name="ce3" office:value-type="string" calcext:value-type="string">
            <text:p>AUNLTG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QHCXSBJ</text:p>
          </table:table-cell>
          <table:table-cell table:style-name="ce3" office:value-type="string" calcext:value-type="string">
            <text:p>PIXEZPPAPIRG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QHCXSBJ</text:p>
          </table:table-cell>
          <table:table-cell table:style-name="ce3" office:value-type="string" calcext:value-type="string">
            <text:p>JWAEAVRQKY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QHCXSBJ</text:p>
          </table:table-cell>
          <table:table-cell table:style-name="ce3" office:value-type="string" calcext:value-type="string">
            <text:p>TELNBG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GIHCYT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HDGNJK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CWWPWFJ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SWXNGXZ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CBIHJRCYWWA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GVYAMS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CJOGRF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KORYSQOANB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IWWMXCPK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VMVLDDKZB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IBKEOYU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HBBQGIFMSWBDJ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GCVMRBVUR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FFHMBZVUXKE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OUVRQT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TNGLXWM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HOEYVJ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YCNLNLPHH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GXEWTPNHDA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NQMQTQBKRZ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XLNMOIU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JQGXAEFT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YXGGRREFMMU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FGRSWUISFXY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WFLVWFVDWXDV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KBPTQSAE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PEERXTGEUIQT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KGAXVR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XJSTZ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LNMQGW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OQLZFPSVE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JMMPFFWUTQ</text:p>
          </table:table-cell>
          <table:table-cell table:style-name="ce3" office:value-type="string" calcext:value-type="string">
            <text:p>BIDE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ZXGEOS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RQHKJLU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EQVRBL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OZBKPOEAJ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WDQMICG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XFONYPY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LBZUCPB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CJVSLEDWOAA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ESMOCHK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BAABQABK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LWJGNQ</text:p>
          </table:table-cell>
          <table:table-cell table:style-name="ce3" office:value-type="string" calcext:value-type="string">
            <text:p>ZWLCEAOWFE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XXEFIABV</text:p>
          </table:table-cell>
          <table:table-cell table:style-name="ce3" office:value-type="string" calcext:value-type="string">
            <text:p>QIFCNW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XXEFIABV</text:p>
          </table:table-cell>
          <table:table-cell table:style-name="ce3" office:value-type="string" calcext:value-type="string">
            <text:p>NDDZG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XXEFIABV</text:p>
          </table:table-cell>
          <table:table-cell table:style-name="ce3" office:value-type="string" calcext:value-type="string">
            <text:p>PYSSKDNSEQ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XXEFIABV</text:p>
          </table:table-cell>
          <table:table-cell table:style-name="ce3" office:value-type="string" calcext:value-type="string">
            <text:p>DQOCEOMZRY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XXEFIABV</text:p>
          </table:table-cell>
          <table:table-cell table:style-name="ce3" office:value-type="string" calcext:value-type="string">
            <text:p>KJBYELS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YDNGV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QBHDWGXM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GTEMOC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TKDVWH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FCTOXRAZYYJJ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UIGYZIYJVEYXZ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WWASOPJEWH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PLUBLFCVJG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IGEVIXB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OLQLRYFKZ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PRMUHJDWL</text:p>
          </table:table-cell>
          <table:table-cell table:style-name="ce3" office:value-type="string" calcext:value-type="string">
            <text:p>EHJBGPERG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SIMTNXV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JTQYZRMW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JQGMBDOEY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UVSJWS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JKFIJBT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OACSLZD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LVBFEHGNPISPV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SIOEDQJP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NWMCVEHYG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FBVZSLBILG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ZXYVOXD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LNWXVEYN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FRYQSXUP</text:p>
          </table:table-cell>
          <table:table-cell table:style-name="ce3" office:value-type="string" calcext:value-type="string">
            <text:p>YWHDPZOIBF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YDKPQ</text:p>
          </table:table-cell>
          <table:table-cell table:style-name="ce3" office:value-type="string" calcext:value-type="string">
            <text:p>VFCQNA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YDKPQ</text:p>
          </table:table-cell>
          <table:table-cell table:style-name="ce3" office:value-type="string" calcext:value-type="string">
            <text:p>QASSVEKAFR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YDKPQ</text:p>
          </table:table-cell>
          <table:table-cell table:style-name="ce3" office:value-type="string" calcext:value-type="string">
            <text:p>FVZAEM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YDKPQ</text:p>
          </table:table-cell>
          <table:table-cell table:style-name="ce3" office:value-type="string" calcext:value-type="string">
            <text:p>KJTMZNYBT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ZLIRNEIGKR</text:p>
          </table:table-cell>
          <table:table-cell table:style-name="ce3" office:value-type="string" calcext:value-type="string">
            <text:p>PMMJCZL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ZLIRNEIGKR</text:p>
          </table:table-cell>
          <table:table-cell table:style-name="ce3" office:value-type="string" calcext:value-type="string">
            <text:p>NGEJGHHFOVYK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ZLIRNEIGKR</text:p>
          </table:table-cell>
          <table:table-cell table:style-name="ce3" office:value-type="string" calcext:value-type="string">
            <text:p>HDIJMJSXNBPGX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ZLIRNEIGKR</text:p>
          </table:table-cell>
          <table:table-cell table:style-name="ce3" office:value-type="string" calcext:value-type="string">
            <text:p>JLEBT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LZJEBPZX</text:p>
          </table:table-cell>
          <table:table-cell table:style-name="ce3" office:value-type="string" calcext:value-type="string">
            <text:p>SFAUD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LZJEBPZX</text:p>
          </table:table-cell>
          <table:table-cell table:style-name="ce3" office:value-type="string" calcext:value-type="string">
            <text:p>RJJZUXUOR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LZJEBPZX</text:p>
          </table:table-cell>
          <table:table-cell table:style-name="ce3" office:value-type="string" calcext:value-type="string">
            <text:p>HREI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LZJEBPZX</text:p>
          </table:table-cell>
          <table:table-cell table:style-name="ce3" office:value-type="string" calcext:value-type="string">
            <text:p>XMLLBQGHS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LZJEBPZX</text:p>
          </table:table-cell>
          <table:table-cell table:style-name="ce3" office:value-type="string" calcext:value-type="string">
            <text:p>EVFPEFVGV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LZJEBPZX</text:p>
          </table:table-cell>
          <table:table-cell table:style-name="ce3" office:value-type="string" calcext:value-type="string">
            <text:p>NZDHJHNW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YXRZM</text:p>
          </table:table-cell>
          <table:table-cell table:style-name="ce3" office:value-type="string" calcext:value-type="string">
            <text:p>HEAB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YXRZM</text:p>
          </table:table-cell>
          <table:table-cell table:style-name="ce3" office:value-type="string" calcext:value-type="string">
            <text:p>KEIJOT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EORQNNX</text:p>
          </table:table-cell>
          <table:table-cell table:style-name="ce3" office:value-type="string" calcext:value-type="string">
            <text:p>KPBOGPUJX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EORQNNX</text:p>
          </table:table-cell>
          <table:table-cell table:style-name="ce3" office:value-type="string" calcext:value-type="string">
            <text:p>YZBVCIGR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EORQNNX</text:p>
          </table:table-cell>
          <table:table-cell table:style-name="ce3" office:value-type="string" calcext:value-type="string">
            <text:p>ZZGBZWTLKBR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LHESJVSSCMVN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GCQCSMZB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GBHAMJRQFCL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VOYAHFEU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XAJTWOFC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CCJBJYTI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GGSPRJQAKGVXY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GYPLOZBSWCX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IBWZUEDOJVGIQGEL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JZQHIS</text:p>
          </table:table-cell>
          <table:table-cell table:style-name="ce3" office:value-type="string" calcext:value-type="string">
            <text:p>KLIXTAAXSS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BVHJTZUHHWS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UXFTBZXL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PHGANTZAJH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GSYKETJX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CTQQGHAPAX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PGHAGJ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MZQTJWDS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SNCACFESQ</text:p>
          </table:table-cell>
          <table:table-cell table:style-name="ce3" office:value-type="string" calcext:value-type="string">
            <text:p>QRRZWI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SWSODBVJQA</text:p>
          </table:table-cell>
          <table:table-cell table:style-name="ce3" office:value-type="string" calcext:value-type="string">
            <text:p>BNYH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KTQDNVXHPZC</text:p>
          </table:table-cell>
          <table:table-cell table:style-name="ce3" office:value-type="string" calcext:value-type="string">
            <text:p>GGMQFNVJKKZI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KTQDNVXHPZC</text:p>
          </table:table-cell>
          <table:table-cell table:style-name="ce3" office:value-type="string" calcext:value-type="string">
            <text:p>IRBSFO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KTQDNVXHPZC</text:p>
          </table:table-cell>
          <table:table-cell table:style-name="ce3" office:value-type="string" calcext:value-type="string">
            <text:p>EWAMX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KTQDNVXHPZC</text:p>
          </table:table-cell>
          <table:table-cell table:style-name="ce3" office:value-type="string" calcext:value-type="string">
            <text:p>GRQAGR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KTQDNVXHPZC</text:p>
          </table:table-cell>
          <table:table-cell table:style-name="ce3" office:value-type="string" calcext:value-type="string">
            <text:p>PLXOYXDMHW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KTQDNVXHPZC</text:p>
          </table:table-cell>
          <table:table-cell table:style-name="ce3" office:value-type="string" calcext:value-type="string">
            <text:p>IXRSFFCXQB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WVQDRYLQ</text:p>
          </table:table-cell>
          <table:table-cell table:style-name="ce3" office:value-type="string" calcext:value-type="string">
            <text:p>DBOC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WVQDRYLQ</text:p>
          </table:table-cell>
          <table:table-cell table:style-name="ce3" office:value-type="string" calcext:value-type="string">
            <text:p>GIUBTPAGWF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WVQDRYLQ</text:p>
          </table:table-cell>
          <table:table-cell table:style-name="ce3" office:value-type="string" calcext:value-type="string">
            <text:p>TXOIVOFZPSSUUO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WVQDRYLQ</text:p>
          </table:table-cell>
          <table:table-cell table:style-name="ce3" office:value-type="string" calcext:value-type="string">
            <text:p>YHPLWX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WVQDRYLQ</text:p>
          </table:table-cell>
          <table:table-cell table:style-name="ce3" office:value-type="string" calcext:value-type="string">
            <text:p>ZODVDLXZL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NVNNMA</text:p>
          </table:table-cell>
          <table:table-cell table:style-name="ce3" office:value-type="string" calcext:value-type="string">
            <text:p>NNIWQIQRQ</text:p>
          </table:table-cell>
          <table:table-cell table:number-columns-repeated="1022"/>
        </table:table-row>
        <table:table-row table:style-name="ro1" table:number-rows-repeated="728">
          <table:table-cell table:style-name="ce3" table:number-columns-repeated="2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ganisations" style:display-name="PageStyle_Organis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ganisationalHierarchy" style:display-name="PageStyle_OrganisationalHierarch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56" meta:object-count="0"/>
    <meta:generator>LibreOfficeDev/5.1.0.3$Linux_X86_64 LibreOffice_project/</meta:generator>
  </office:meta>
</office:document-meta>
</file>